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13_12-01-43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1-13_14-29-49_000.jpg</text:p>
          </table:table-cell>
          <table:table-cell table:style-name="ce17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3]=&quot;&quot;;[.C3];CONCATENATE([.C3];&quot; / &quot;;[.E3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1-13_14-30-22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資料：スケジュール</text:p>
          </table:table-cell>
          <table:table-cell table:style-name="ce33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4]=&quot;&quot;;[.C4];CONCATENATE([.C4];&quot; / &quot;;[.E4]))" office:value-type="string" office:string-value=":m 東和 PHOTO / 201114sa / 三田駅 / 稲毛様三田３丁目計画 / １名 / 横浜エンジニアリング（スターツCAM） / 資料：スケジュール">
            <text:p>:m 東和 PHOTO / 201114sa / 三田駅 / 稲毛様三田３丁目計画 / １名 / 横浜エンジニアリング（スターツCAM） / 資料：スケジュー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1-13_14-30-56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資料：天気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5]=&quot;&quot;;[.C5];CONCATENATE([.C5];&quot; / &quot;;[.E5]))" office:value-type="string" office:string-value=":m 東和 PHOTO / 201114sa / 三田駅 / 稲毛様三田３丁目計画 / １名 / 横浜エンジニアリング（スターツCAM） / 資料：天気">
            <text:p>:m 東和 PHOTO / 201114sa / 三田駅 / 稲毛様三田３丁目計画 / １名 / 横浜エンジニアリング（スターツCAM） / 資料：天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13_15-10-10_000.jpg</text:p>
          </table:table-cell>
          <table:table-cell table:style-name="ce17" office:value-type="string">
            <text:p>:bookmemo 1-2*2 / ページメモ / 『ある異常体験者の偏見』 / 著者=山本七平 / session-?? / p.384</text:p>
          </table:table-cell>
          <table:table-cell table:style-name="ce18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4" table:formula="of:=IF([.E6]=&quot;&quot;;[.C6];CONCATENATE([.C6];&quot; / &quot;;[.E6]))" office:value-type="string" office:string-value=":bookmemo 1-2*2 / ページメモ / 『ある異常体験者の偏見』 / 著者=山本七平 / session-?? / p.384">
            <text:p>:bookmemo 1-2*2 / ページメモ / 『ある異常体験者の偏見』 / 著者=山本七平 / session-?? / p.38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13_16-12-38_000.jpg</text:p>
          </table:table-cell>
          <table:table-cell table:style-name="ce17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13_16-19-44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資料：ストリート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8]=&quot;&quot;;[.C8];CONCATENATE([.C8];&quot; / &quot;;[.E8]))" office:value-type="string" office:string-value=":m 東和 PHOTO / 201114sa / 三田駅 / 稲毛様三田３丁目計画 / １名 / 横浜エンジニアリング（スターツCAM） / 資料：ストリート">
            <text:p>:m 東和 PHOTO / 201114sa / 三田駅 / 稲毛様三田３丁目計画 / １名 / 横浜エンジニアリング（スターツCAM） / 資料：ストリート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13_16-20-32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指示書：交通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9]=&quot;&quot;;[.C9];CONCATENATE([.C9];&quot; / &quot;;[.E9]))" office:value-type="string" office:string-value=":m 東和 PHOTO / 201114sa / 三田駅 / 稲毛様三田３丁目計画 / １名 / 横浜エンジニアリング（スターツCAM） / 指示書：交通">
            <text:p>:m 東和 PHOTO / 201114sa / 三田駅 / 稲毛様三田３丁目計画 / １名 / 横浜エンジニアリング（スターツCAM） / 指示書：交通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13_16-20-36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指示書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0]=&quot;&quot;;[.C10];CONCATENATE([.C10];&quot; / &quot;;[.E10]))" office:value-type="string" office:string-value=":m 東和 PHOTO / 201114sa / 三田駅 / 稲毛様三田３丁目計画 / １名 / 横浜エンジニアリング（スターツCAM） / 指示書">
            <text:p>:m 東和 PHOTO / 201114sa / 三田駅 / 稲毛様三田３丁目計画 / １名 / 横浜エンジニアリング（スターツCAM） / 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1-13_16-36-41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資料：交通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11]=&quot;&quot;;[.C11];CONCATENATE([.C11];&quot; / &quot;;[.E11]))" office:value-type="string" office:string-value=":m 東和 PHOTO / 201114sa / 三田駅 / 稲毛様三田３丁目計画 / １名 / 横浜エンジニアリング（スターツCAM） / 資料：交通">
            <text:p>:m 東和 PHOTO / 201114sa / 三田駅 / 稲毛様三田３丁目計画 / １名 / 横浜エンジニアリング（スターツCAM） / 資料：交通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1-13_16-37-31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資料：マップ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2]=&quot;&quot;;[.C12];CONCATENATE([.C12];&quot; / &quot;;[.E12]))" office:value-type="string" office:string-value=":m 東和 PHOTO / 201114sa / 三田駅 / 稲毛様三田３丁目計画 / １名 / 横浜エンジニアリング（スターツCAM） / 資料：マップ">
            <text:p>:m 東和 PHOTO / 201114sa / 三田駅 / 稲毛様三田３丁目計画 / １名 / 横浜エンジニアリング（スターツCAM） / 資料：マッ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1-13_17-47-23_000.jpg</text:p>
          </table:table-cell>
          <table:table-cell table:style-name="ce8" office:value-type="string">
            <text:p>:m RES 1*1 / free# JVEMV6 60#2_2 / 37. miscs of miscs / 60. anthropology-of-religion / 2. start / w:巫術；克利福德·格尔茨(Geertz)；Wallace；Tilamook / N+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3]=&quot;&quot;;[.C13];CONCATENATE([.C13];&quot; / &quot;;[.E13]))" office:value-type="string" office:string-value=":m RES 1*1 / free# JVEMV6 60#2_2 / 37. miscs of miscs / 60. anthropology-of-religion / 2. start / w:巫術；克利福德·格尔茨(Geertz)；Wallace；Tilamook / N+">
            <text:p>:m RES 1*1 / free# JVEMV6 60#2_2 / 37. miscs of miscs / 60. anthropology-of-religion / 2. start / w:巫術；克利福德·格尔茨(Geertz)；Wallace；Tilamook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1-13_18-51-55_000.jpg</text:p>
          </table:table-cell>
          <table:table-cell table:style-name="ce8" office:value-type="string">
            <text:p>:m music / log / jap.flute-bamboo / || s.1:genr=score,other=~,for=practice,items=①-1;①-2;②-1 || s.2:for=oct-2 || s.3:for=oct-1:ユリ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4]=&quot;&quot;;[.C14];CONCATENATE([.C14];&quot; / &quot;;[.E14]))" office:value-type="string" office:string-value=":m music / log / jap.flute-bamboo / || s.1:genr=score,other=~,for=practice,items=①-1;①-2;②-1 || s.2:for=oct-2 || s.3:for=oct-1:ユリ">
            <text:p>:m music / log / jap.flute-bamboo / || s.1:genr=score,other=~,for=practice,items=①-1;①-2;②-1 || s.2:for=oct-2 || s.3:for=oct-1:ユリ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1-13_20-39-47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0-11-13_22-23-51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34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string">
            <text:p>2020-11-14_04-04-32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422546 E-139-34-49.379882</text:p>
          </table:table-cell>
          <table:table-cell table:style-name="ce34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0-11-14_05-20-48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出発時間 / N-35-35-28.271484 E-139-34-50.203857</text:p>
          </table:table-cell>
          <table:table-cell table:style-name="ce19"/>
          <table:table-cell table:style-name="ce4" table:formula="of:=[.F18]" office:value-type="string" office:string-value="N-35-35-28.271484 E-139-34-50.203857">
            <text:p>N-35-35-28.271484 E-139-34-50.203857</text:p>
          </table:table-cell>
          <table:table-cell table:style-name="ce4" office:value-type="string">
            <text:p>N-35-35-28.271484 E-139-34-50.203857</text:p>
          </table:table-cell>
          <table:table-cell table:style-name="ce34" table:formula="of:=IF([.E18]=&quot;&quot;;[.C18];CONCATENATE([.C18];&quot; / &quot;;[.E18]))" office:value-type="string" office:string-value=":m 東和 PHOTO / 201114sa / 三田駅 / 稲毛様三田３丁目計画 / １名 / 横浜エンジニアリング（スターツCAM） / 出発時間 / N-35-35-28.271484 E-139-34-50.203857 / N-35-35-28.271484 E-139-34-50.203857">
            <text:p>:m 東和 PHOTO / 201114sa / 三田駅 / 稲毛様三田３丁目計画 / １名 / 横浜エンジニアリング（スターツCAM） / 出発時間 / N-35-35-28.271484 E-139-34-50.203857 / N-35-35-28.271484 E-139-34-50.203857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2020-11-14_06-55-43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9.28009 E-139-44-39.840087</text:p>
          </table:table-cell>
          <table:table-cell table:style-name="ce17"/>
          <table:table-cell table:style-name="ce4" table:formula="of:=[.F19]" office:value-type="string" office:string-value="N-35-38-49.28009 E-139-44-39.840087">
            <text:p>N-35-38-49.28009 E-139-44-39.840087</text:p>
          </table:table-cell>
          <table:table-cell table:style-name="ce4" office:value-type="string">
            <text:p>N-35-38-49.28009 E-139-44-39.840087</text:p>
          </table:table-cell>
          <table:table-cell table:style-name="ce34" table:formula="of:=IF([.E19]=&quot;&quot;;[.C19];CONCATENATE([.C19];&quot; / &quot;;[.E19]))" office:value-type="string" office:string-value=":m 東和 PHOTO / 201114sa / 三田駅 / 稲毛様三田３丁目計画 / １名 / 横浜エンジニアリング（スターツCAM） / 現場状況 / N-35-38-49.28009 E-139-44-39.840087 / N-35-38-49.28009 E-139-44-39.840087">
            <text:p>:m 東和 PHOTO / 201114sa / 三田駅 / 稲毛様三田３丁目計画 / １名 / 横浜エンジニアリング（スターツCAM） / 現場状況 / N-35-38-49.28009 E-139-44-39.840087 / N-35-38-49.28009 E-139-44-39.840087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2020-11-14_07-00-58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7.838134 E-139-44-32.698974</text:p>
          </table:table-cell>
          <table:table-cell table:style-name="ce18"/>
          <table:table-cell table:style-name="ce4" table:formula="of:=[.F20]" office:value-type="string" office:string-value="N-35-38-47.838134 E-139-44-32.698974">
            <text:p>N-35-38-47.838134 E-139-44-32.698974</text:p>
          </table:table-cell>
          <table:table-cell table:style-name="ce4" office:value-type="string">
            <text:p>N-35-38-47.838134 E-139-44-32.698974</text:p>
          </table:table-cell>
          <table:table-cell table:style-name="ce34" table:formula="of:=IF([.E20]=&quot;&quot;;[.C20];CONCATENATE([.C20];&quot; / &quot;;[.E20]))" office:value-type="string" office:string-value=":m 東和 PHOTO / 201114sa / 三田駅 / 稲毛様三田３丁目計画 / １名 / 横浜エンジニアリング（スターツCAM） / 現場状況 / N-35-38-47.838134 E-139-44-32.698974 / N-35-38-47.838134 E-139-44-32.698974">
            <text:p>:m 東和 PHOTO / 201114sa / 三田駅 / 稲毛様三田３丁目計画 / １名 / 横浜エンジニアリング（スターツCAM） / 現場状況 / N-35-38-47.838134 E-139-44-32.698974 / N-35-38-47.838134 E-139-44-32.698974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2020-11-14_07-01-10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7.838134 E-139-44-32.698974</text:p>
          </table:table-cell>
          <table:table-cell table:style-name="ce19"/>
          <table:table-cell table:style-name="ce4" table:formula="of:=[.F21]" office:value-type="string" office:string-value="N-35-38-47.838134 E-139-44-32.698974">
            <text:p>N-35-38-47.838134 E-139-44-32.698974</text:p>
          </table:table-cell>
          <table:table-cell table:style-name="ce4" office:value-type="string">
            <text:p>N-35-38-47.838134 E-139-44-32.698974</text:p>
          </table:table-cell>
          <table:table-cell table:style-name="ce34" table:formula="of:=IF([.E21]=&quot;&quot;;[.C21];CONCATENATE([.C21];&quot; / &quot;;[.E21]))" office:value-type="string" office:string-value=":m 東和 PHOTO / 201114sa / 三田駅 / 稲毛様三田３丁目計画 / １名 / 横浜エンジニアリング（スターツCAM） / 現場状況 / N-35-38-47.838134 E-139-44-32.698974 / N-35-38-47.838134 E-139-44-32.698974">
            <text:p>:m 東和 PHOTO / 201114sa / 三田駅 / 稲毛様三田３丁目計画 / １名 / 横浜エンジニアリング（スターツCAM） / 現場状況 / N-35-38-47.838134 E-139-44-32.698974 / N-35-38-47.838134 E-139-44-32.698974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4" office:value-type="string">
            <text:p>2020-11-14_07-01-16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7.838134 E-139-44-32.698974</text:p>
          </table:table-cell>
          <table:table-cell table:style-name="ce19"/>
          <table:table-cell table:style-name="ce4" table:formula="of:=[.F22]" office:value-type="string" office:string-value="N-35-38-47.838134 E-139-44-32.698974">
            <text:p>N-35-38-47.838134 E-139-44-32.698974</text:p>
          </table:table-cell>
          <table:table-cell table:style-name="ce4" office:value-type="string">
            <text:p>N-35-38-47.838134 E-139-44-32.698974</text:p>
          </table:table-cell>
          <table:table-cell table:style-name="ce34" table:formula="of:=IF([.E22]=&quot;&quot;;[.C22];CONCATENATE([.C22];&quot; / &quot;;[.E22]))" office:value-type="string" office:string-value=":m 東和 PHOTO / 201114sa / 三田駅 / 稲毛様三田３丁目計画 / １名 / 横浜エンジニアリング（スターツCAM） / 現場状況 / N-35-38-47.838134 E-139-44-32.698974 / N-35-38-47.838134 E-139-44-32.698974">
            <text:p>:m 東和 PHOTO / 201114sa / 三田駅 / 稲毛様三田３丁目計画 / １名 / 横浜エンジニアリング（スターツCAM） / 現場状況 / N-35-38-47.838134 E-139-44-32.698974 / N-35-38-47.838134 E-139-44-32.698974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4" office:value-type="string">
            <text:p>2020-11-14_07-01-23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7.838134 E-139-44-32.698974</text:p>
          </table:table-cell>
          <table:table-cell table:style-name="ce16"/>
          <table:table-cell table:style-name="ce4" table:formula="of:=[.F23]" office:value-type="string" office:string-value="N-35-38-47.838134 E-139-44-32.698974">
            <text:p>N-35-38-47.838134 E-139-44-32.698974</text:p>
          </table:table-cell>
          <table:table-cell table:style-name="ce4" office:value-type="string">
            <text:p>N-35-38-47.838134 E-139-44-32.698974</text:p>
          </table:table-cell>
          <table:table-cell table:style-name="ce34" table:formula="of:=IF([.E23]=&quot;&quot;;[.C23];CONCATENATE([.C23];&quot; / &quot;;[.E23]))" office:value-type="string" office:string-value=":m 東和 PHOTO / 201114sa / 三田駅 / 稲毛様三田３丁目計画 / １名 / 横浜エンジニアリング（スターツCAM） / 現場状況 / N-35-38-47.838134 E-139-44-32.698974 / N-35-38-47.838134 E-139-44-32.698974">
            <text:p>:m 東和 PHOTO / 201114sa / 三田駅 / 稲毛様三田３丁目計画 / １名 / 横浜エンジニアリング（スターツCAM） / 現場状況 / N-35-38-47.838134 E-139-44-32.698974 / N-35-38-47.838134 E-139-44-32.698974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4" office:value-type="string">
            <text:p>2020-11-14_07-01-30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7.906799 E-139-44-32.534179</text:p>
          </table:table-cell>
          <table:table-cell table:style-name="ce4"/>
          <table:table-cell table:style-name="ce4" table:formula="of:=[.F24]" office:value-type="string" office:string-value="N-35-38-47.906799 E-139-44-32.534179">
            <text:p>N-35-38-47.906799 E-139-44-32.534179</text:p>
          </table:table-cell>
          <table:table-cell table:style-name="ce4" office:value-type="string">
            <text:p>N-35-38-47.906799 E-139-44-32.534179</text:p>
          </table:table-cell>
          <table:table-cell table:style-name="ce34" table:formula="of:=IF([.E24]=&quot;&quot;;[.C24];CONCATENATE([.C24];&quot; / &quot;;[.E24]))" office:value-type="string" office:string-value=":m 東和 PHOTO / 201114sa / 三田駅 / 稲毛様三田３丁目計画 / １名 / 横浜エンジニアリング（スターツCAM） / 現場状況 / N-35-38-47.906799 E-139-44-32.534179 / N-35-38-47.906799 E-139-44-32.534179">
            <text:p>:m 東和 PHOTO / 201114sa / 三田駅 / 稲毛様三田３丁目計画 / １名 / 横浜エンジニアリング（スターツCAM） / 現場状況 / N-35-38-47.906799 E-139-44-32.534179 / N-35-38-47.906799 E-139-44-32.534179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4" office:value-type="string">
            <text:p>2020-11-14_07-01-43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7.906799 E-139-44-32.534179</text:p>
          </table:table-cell>
          <table:table-cell table:style-name="ce4"/>
          <table:table-cell table:style-name="ce4" table:formula="of:=[.F25]" office:value-type="string" office:string-value="N-35-38-47.906799 E-139-44-32.534179">
            <text:p>N-35-38-47.906799 E-139-44-32.534179</text:p>
          </table:table-cell>
          <table:table-cell table:style-name="ce4" office:value-type="string">
            <text:p>N-35-38-47.906799 E-139-44-32.534179</text:p>
          </table:table-cell>
          <table:table-cell table:style-name="ce34" table:formula="of:=IF([.E25]=&quot;&quot;;[.C25];CONCATENATE([.C25];&quot; / &quot;;[.E25]))" office:value-type="string" office:string-value=":m 東和 PHOTO / 201114sa / 三田駅 / 稲毛様三田３丁目計画 / １名 / 横浜エンジニアリング（スターツCAM） / 現場状況 / N-35-38-47.906799 E-139-44-32.534179 / N-35-38-47.906799 E-139-44-32.534179">
            <text:p>:m 東和 PHOTO / 201114sa / 三田駅 / 稲毛様三田３丁目計画 / １名 / 横浜エンジニアリング（スターツCAM） / 現場状況 / N-35-38-47.906799 E-139-44-32.534179 / N-35-38-47.906799 E-139-44-32.534179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4" office:value-type="string">
            <text:p>2020-11-14_07-02-02_000.jpg</text:p>
          </table:table-cell>
          <table:table-cell table:style-name="ce8" office:value-type="string">
            <text:p>JVEMV6 52#2 / 52. 自然観察 / 1. grass / field_photos / 雑草、草本、花 / @東和現場近く、隣 / ハーブ様の植物：開花している id=3YHS / N-35-38-47.810668 E-139-44-32.753906</text:p>
          </table:table-cell>
          <table:table-cell table:style-name="ce18"/>
          <table:table-cell table:style-name="ce4" table:formula="of:=[.F26]" office:value-type="string" office:string-value="N-35-38-47.810668 E-139-44-32.753906">
            <text:p>N-35-38-47.810668 E-139-44-32.753906</text:p>
          </table:table-cell>
          <table:table-cell table:style-name="ce4" office:value-type="string">
            <text:p>N-35-38-47.810668 E-139-44-32.753906</text:p>
          </table:table-cell>
          <table:table-cell table:style-name="ce34" table:formula="of:=IF([.E26]=&quot;&quot;;[.C26];CONCATENATE([.C26];&quot; / &quot;;[.E26]))" office:value-type="string" office:string-value="JVEMV6 52#2 / 52. 自然観察 / 1. grass / field_photos / 雑草、草本、花 / @東和現場近く、隣 / ハーブ様の植物：開花している id=3YHS / N-35-38-47.810668 E-139-44-32.753906 / N-35-38-47.810668 E-139-44-32.753906">
            <text:p>JVEMV6 52#2 / 52. 自然観察 / 1. grass / field_photos / 雑草、草本、花 / @東和現場近く、隣 / ハーブ様の植物：開花している id=3YHS / N-35-38-47.810668 E-139-44-32.753906 / N-35-38-47.810668 E-139-44-32.753906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4" office:value-type="string">
            <text:p>2020-11-14_07-02-14_000.jpg</text:p>
          </table:table-cell>
          <table:table-cell table:style-name="ce8" office:value-type="string">
            <text:p>JVEMV6 52#2 / 52. 自然観察 / 1. grass / field_photos / 雑草、草本、花 / @東和現場近く、隣 / ハーブ様の植物：開花している id=3YHS / N-35-38-47.810668 E-139-44-32.753906</text:p>
          </table:table-cell>
          <table:table-cell table:style-name="ce19"/>
          <table:table-cell table:style-name="ce4" table:formula="of:=[.F27]" office:value-type="string" office:string-value="N-35-38-47.810668 E-139-44-32.753906">
            <text:p>N-35-38-47.810668 E-139-44-32.753906</text:p>
          </table:table-cell>
          <table:table-cell table:style-name="ce4" office:value-type="string">
            <text:p>N-35-38-47.810668 E-139-44-32.753906</text:p>
          </table:table-cell>
          <table:table-cell table:style-name="ce34" table:formula="of:=IF([.E27]=&quot;&quot;;[.C27];CONCATENATE([.C27];&quot; / &quot;;[.E27]))" office:value-type="string" office:string-value="JVEMV6 52#2 / 52. 自然観察 / 1. grass / field_photos / 雑草、草本、花 / @東和現場近く、隣 / ハーブ様の植物：開花している id=3YHS / N-35-38-47.810668 E-139-44-32.753906 / N-35-38-47.810668 E-139-44-32.753906">
            <text:p>JVEMV6 52#2 / 52. 自然観察 / 1. grass / field_photos / 雑草、草本、花 / @東和現場近く、隣 / ハーブ様の植物：開花している id=3YHS / N-35-38-47.810668 E-139-44-32.753906 / N-35-38-47.810668 E-139-44-32.753906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4" office:value-type="string">
            <text:p>2020-11-14_07-02-25_000.jpg</text:p>
          </table:table-cell>
          <table:table-cell table:style-name="ce8" office:value-type="string">
            <text:p>JVEMV6 52#2 / 52. 自然観察 / 1. grass / field_photos / 雑草、草本、花 / @東和現場近く、隣 / ハーブ様の植物：開花している id=3YHS / N-35-38-47.810668 E-139-44-32.644042</text:p>
          </table:table-cell>
          <table:table-cell table:style-name="ce18"/>
          <table:table-cell table:style-name="ce4" table:formula="of:=[.F28]" office:value-type="string" office:string-value="N-35-38-47.810668 E-139-44-32.644042">
            <text:p>N-35-38-47.810668 E-139-44-32.644042</text:p>
          </table:table-cell>
          <table:table-cell table:style-name="ce4" office:value-type="string">
            <text:p>N-35-38-47.810668 E-139-44-32.644042</text:p>
          </table:table-cell>
          <table:table-cell table:style-name="ce34" table:formula="of:=IF([.E28]=&quot;&quot;;[.C28];CONCATENATE([.C28];&quot; / &quot;;[.E28]))" office:value-type="string" office:string-value="JVEMV6 52#2 / 52. 自然観察 / 1. grass / field_photos / 雑草、草本、花 / @東和現場近く、隣 / ハーブ様の植物：開花している id=3YHS / N-35-38-47.810668 E-139-44-32.644042 / N-35-38-47.810668 E-139-44-32.644042">
            <text:p>JVEMV6 52#2 / 52. 自然観察 / 1. grass / field_photos / 雑草、草本、花 / @東和現場近く、隣 / ハーブ様の植物：開花している id=3YHS / N-35-38-47.810668 E-139-44-32.644042 / N-35-38-47.810668 E-139-44-32.644042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4" office:value-type="string">
            <text:p>2020-11-14_07-02-29_000.jpg</text:p>
          </table:table-cell>
          <table:table-cell table:style-name="ce8" office:value-type="string">
            <text:p>JVEMV6 52#2 / 52. 自然観察 / 1. grass / field_photos / 雑草、草本、花 / @東和現場近く、隣 / ハーブ様の植物：開花している id=3YHS / N-35-38-47.906799 E-139-44-32.534179</text:p>
          </table:table-cell>
          <table:table-cell table:style-name="ce8"/>
          <table:table-cell table:style-name="ce4" table:formula="of:=[.F29]" office:value-type="string" office:string-value="N-35-38-47.906799 E-139-44-32.534179">
            <text:p>N-35-38-47.906799 E-139-44-32.534179</text:p>
          </table:table-cell>
          <table:table-cell table:style-name="ce4" office:value-type="string">
            <text:p>N-35-38-47.906799 E-139-44-32.534179</text:p>
          </table:table-cell>
          <table:table-cell table:style-name="ce34" table:formula="of:=IF([.E29]=&quot;&quot;;[.C29];CONCATENATE([.C29];&quot; / &quot;;[.E29]))" office:value-type="string" office:string-value="JVEMV6 52#2 / 52. 自然観察 / 1. grass / field_photos / 雑草、草本、花 / @東和現場近く、隣 / ハーブ様の植物：開花している id=3YHS / N-35-38-47.906799 E-139-44-32.534179 / N-35-38-47.906799 E-139-44-32.534179">
            <text:p>JVEMV6 52#2 / 52. 自然観察 / 1. grass / field_photos / 雑草、草本、花 / @東和現場近く、隣 / ハーブ様の植物：開花している id=3YHS / N-35-38-47.906799 E-139-44-32.534179 / N-35-38-47.906799 E-139-44-32.534179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4" office:value-type="string">
            <text:p>2020-11-14_07-02-41_000.jpg</text:p>
          </table:table-cell>
          <table:table-cell table:style-name="ce8" office:value-type="string">
            <text:p>JVEMV6 52#2 / 52. 自然観察 / 1. grass / field_photos / 雑草、草本、花 / @東和現場近く、隣 / ハーブ様の植物：開花している id=3YHS / N-35-38-47.906799 E-139-44-32.534179</text:p>
          </table:table-cell>
          <table:table-cell table:style-name="ce17"/>
          <table:table-cell table:style-name="ce4" table:formula="of:=[.F30]" office:value-type="string" office:string-value="N-35-38-47.906799 E-139-44-32.534179">
            <text:p>N-35-38-47.906799 E-139-44-32.534179</text:p>
          </table:table-cell>
          <table:table-cell table:style-name="ce4" office:value-type="string">
            <text:p>N-35-38-47.906799 E-139-44-32.534179</text:p>
          </table:table-cell>
          <table:table-cell table:style-name="ce34" table:formula="of:=IF([.E30]=&quot;&quot;;[.C30];CONCATENATE([.C30];&quot; / &quot;;[.E30]))" office:value-type="string" office:string-value="JVEMV6 52#2 / 52. 自然観察 / 1. grass / field_photos / 雑草、草本、花 / @東和現場近く、隣 / ハーブ様の植物：開花している id=3YHS / N-35-38-47.906799 E-139-44-32.534179 / N-35-38-47.906799 E-139-44-32.534179">
            <text:p>JVEMV6 52#2 / 52. 自然観察 / 1. grass / field_photos / 雑草、草本、花 / @東和現場近く、隣 / ハーブ様の植物：開花している id=3YHS / N-35-38-47.906799 E-139-44-32.534179 / N-35-38-47.906799 E-139-44-32.534179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2020-11-14_07-02-55_000.jpg</text:p>
          </table:table-cell>
          <table:table-cell table:style-name="ce8" office:value-type="string">
            <text:p>JVEMV6 52#2 / 52. 自然観察 / 1. grass / field_photos / 雑草、草本、花 / @東和現場近く、隣 / ハーブ様の植物：開花している id=3YHS / N-35-38-47.838134 E-139-44-32.698974</text:p>
          </table:table-cell>
          <table:table-cell table:style-name="ce17"/>
          <table:table-cell table:style-name="ce4" table:formula="of:=[.F31]" office:value-type="string" office:string-value="N-35-38-47.838134 E-139-44-32.698974">
            <text:p>N-35-38-47.838134 E-139-44-32.698974</text:p>
          </table:table-cell>
          <table:table-cell table:style-name="ce4" office:value-type="string">
            <text:p>N-35-38-47.838134 E-139-44-32.698974</text:p>
          </table:table-cell>
          <table:table-cell table:style-name="ce34" table:formula="of:=IF([.E31]=&quot;&quot;;[.C31];CONCATENATE([.C31];&quot; / &quot;;[.E31]))" office:value-type="string" office:string-value="JVEMV6 52#2 / 52. 自然観察 / 1. grass / field_photos / 雑草、草本、花 / @東和現場近く、隣 / ハーブ様の植物：開花している id=3YHS / N-35-38-47.838134 E-139-44-32.698974 / N-35-38-47.838134 E-139-44-32.698974">
            <text:p>JVEMV6 52#2 / 52. 自然観察 / 1. grass / field_photos / 雑草、草本、花 / @東和現場近く、隣 / ハーブ様の植物：開花している id=3YHS / N-35-38-47.838134 E-139-44-32.698974 / N-35-38-47.838134 E-139-44-32.698974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2020-11-14_07-23-43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8.85437 E-139-44-32.918701</text:p>
          </table:table-cell>
          <table:table-cell table:style-name="ce18"/>
          <table:table-cell table:style-name="ce4" table:formula="of:=[.F32]" office:value-type="string" office:string-value="N-35-38-48.85437 E-139-44-32.918701">
            <text:p>N-35-38-48.85437 E-139-44-32.918701</text:p>
          </table:table-cell>
          <table:table-cell table:style-name="ce4" office:value-type="string">
            <text:p>N-35-38-48.85437 E-139-44-32.918701</text:p>
          </table:table-cell>
          <table:table-cell table:style-name="ce34" table:formula="of:=IF([.E32]=&quot;&quot;;[.C32];CONCATENATE([.C32];&quot; / &quot;;[.E32]))" office:value-type="string" office:string-value=":m 東和 PHOTO / 201114sa / 三田駅 / 稲毛様三田３丁目計画 / １名 / 横浜エンジニアリング（スターツCAM） / 現場状況 / N-35-38-48.85437 E-139-44-32.918701 / N-35-38-48.85437 E-139-44-32.918701">
            <text:p>:m 東和 PHOTO / 201114sa / 三田駅 / 稲毛様三田３丁目計画 / １名 / 横浜エンジニアリング（スターツCAM） / 現場状況 / N-35-38-48.85437 E-139-44-32.918701 / N-35-38-48.85437 E-139-44-32.918701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string">
            <text:p>2020-11-14_07-23-47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8.85437 E-139-44-32.918701</text:p>
          </table:table-cell>
          <table:table-cell table:style-name="ce19"/>
          <table:table-cell table:style-name="ce4" table:formula="of:=[.F33]" office:value-type="string" office:string-value="N-35-38-48.85437 E-139-44-32.918701">
            <text:p>N-35-38-48.85437 E-139-44-32.918701</text:p>
          </table:table-cell>
          <table:table-cell table:style-name="ce4" office:value-type="string">
            <text:p>N-35-38-48.85437 E-139-44-32.918701</text:p>
          </table:table-cell>
          <table:table-cell table:style-name="ce34" table:formula="of:=IF([.E33]=&quot;&quot;;[.C33];CONCATENATE([.C33];&quot; / &quot;;[.E33]))" office:value-type="string" office:string-value=":m 東和 PHOTO / 201114sa / 三田駅 / 稲毛様三田３丁目計画 / １名 / 横浜エンジニアリング（スターツCAM） / 現場状況 / N-35-38-48.85437 E-139-44-32.918701 / N-35-38-48.85437 E-139-44-32.918701">
            <text:p>:m 東和 PHOTO / 201114sa / 三田駅 / 稲毛様三田３丁目計画 / １名 / 横浜エンジニアリング（スターツCAM） / 現場状況 / N-35-38-48.85437 E-139-44-32.918701 / N-35-38-48.85437 E-139-44-32.918701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2020-11-14_07-23-59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現場状況 / N-35-38-48.85437 E-139-44-32.918701</text:p>
          </table:table-cell>
          <table:table-cell table:style-name="ce4"/>
          <table:table-cell table:style-name="ce4" table:formula="of:=[.F34]" office:value-type="string" office:string-value="N-35-38-48.85437 E-139-44-32.918701">
            <text:p>N-35-38-48.85437 E-139-44-32.918701</text:p>
          </table:table-cell>
          <table:table-cell table:style-name="ce4" office:value-type="string">
            <text:p>N-35-38-48.85437 E-139-44-32.918701</text:p>
          </table:table-cell>
          <table:table-cell table:style-name="ce34" table:formula="of:=IF([.E34]=&quot;&quot;;[.C34];CONCATENATE([.C34];&quot; / &quot;;[.E34]))" office:value-type="string" office:string-value=":m 東和 PHOTO / 201114sa / 三田駅 / 稲毛様三田３丁目計画 / １名 / 横浜エンジニアリング（スターツCAM） / 現場状況 / N-35-38-48.85437 E-139-44-32.918701 / N-35-38-48.85437 E-139-44-32.918701">
            <text:p>:m 東和 PHOTO / 201114sa / 三田駅 / 稲毛様三田３丁目計画 / １名 / 横浜エンジニアリング（スターツCAM） / 現場状況 / N-35-38-48.85437 E-139-44-32.918701 / N-35-38-48.85437 E-139-44-32.918701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string">
            <text:p>2020-11-14_16-40-57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日報 / N-35-35-28.532409 E-139-34-49.379882</text:p>
          </table:table-cell>
          <table:table-cell table:style-name="ce17"/>
          <table:table-cell table:style-name="ce4" table:formula="of:=[.F35]" office:value-type="string" office:string-value="N-35-35-28.532409 E-139-34-49.379882">
            <text:p>N-35-35-28.532409 E-139-34-49.379882</text:p>
          </table:table-cell>
          <table:table-cell table:style-name="ce4" office:value-type="string">
            <text:p>N-35-35-28.532409 E-139-34-49.379882</text:p>
          </table:table-cell>
          <table:table-cell table:style-name="ce34" table:formula="of:=IF([.E35]=&quot;&quot;;[.C35];CONCATENATE([.C35];&quot; / &quot;;[.E35]))" office:value-type="string" office:string-value=":m 東和 PHOTO / 201114sa / 三田駅 / 稲毛様三田３丁目計画 / １名 / 横浜エンジニアリング（スターツCAM） / 日報 / N-35-35-28.532409 E-139-34-49.379882 / N-35-35-28.532409 E-139-34-49.379882">
            <text:p>:m 東和 PHOTO / 201114sa / 三田駅 / 稲毛様三田３丁目計画 / １名 / 横浜エンジニアリング（スターツCAM） / 日報 / N-35-35-28.532409 E-139-34-49.379882 / N-35-35-28.532409 E-139-34-49.379882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string">
            <text:p>2020-11-14_16-41-09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帰宅時間：３０分ぐらい前 / N-35-35-28.532409 E-139-34-49.379882</text:p>
          </table:table-cell>
          <table:table-cell table:style-name="ce18"/>
          <table:table-cell table:style-name="ce4" table:formula="of:=[.F36]" office:value-type="string" office:string-value="N-35-35-28.532409 E-139-34-49.379882">
            <text:p>N-35-35-28.532409 E-139-34-49.379882</text:p>
          </table:table-cell>
          <table:table-cell table:style-name="ce4" office:value-type="string">
            <text:p>N-35-35-28.532409 E-139-34-49.379882</text:p>
          </table:table-cell>
          <table:table-cell table:style-name="ce34" table:formula="of:=IF([.E36]=&quot;&quot;;[.C36];CONCATENATE([.C36];&quot; / &quot;;[.E36]))" office:value-type="string" office:string-value=":m 東和 PHOTO / 201114sa / 三田駅 / 稲毛様三田３丁目計画 / １名 / 横浜エンジニアリング（スターツCAM） / 帰宅時間：３０分ぐらい前 / N-35-35-28.532409 E-139-34-49.379882 / N-35-35-28.532409 E-139-34-49.379882">
            <text:p>:m 東和 PHOTO / 201114sa / 三田駅 / 稲毛様三田３丁目計画 / １名 / 横浜エンジニアリング（スターツCAM） / 帰宅時間：３０分ぐらい前 / N-35-35-28.532409 E-139-34-49.379882 / N-35-35-28.532409 E-139-34-49.379882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4" office:value-type="string">
            <text:p>2020-11-14_17-49-27_000.jpg</text:p>
          </table:table-cell>
          <table:table-cell table:style-name="ce8" office:value-type="string">
            <text:p>:m RES 1*1 / free# JVEMV6 60#2_3 / 37. miscs of miscs / 60. anthropology-of-religion / 2. start / w:substantivista / N+</text:p>
          </table:table-cell>
          <table:table-cell table:style-name="ce19"/>
          <table:table-cell table:style-name="ce4"/>
          <table:table-cell table:style-name="ce4" office:value-type="string">
            <text:p>N-35-35-28.450012 E-139-34-49.379882</text:p>
          </table:table-cell>
          <table:table-cell table:style-name="ce34" table:formula="of:=IF([.E37]=&quot;&quot;;[.C37];CONCATENATE([.C37];&quot; / &quot;;[.E37]))" office:value-type="string" office:string-value=":m RES 1*1 / free# JVEMV6 60#2_3 / 37. miscs of miscs / 60. anthropology-of-religion / 2. start / w:substantivista / N+">
            <text:p>:m RES 1*1 / free# JVEMV6 60#2_3 / 37. miscs of miscs / 60. anthropology-of-religion / 2. start / w:substantivista / N+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4" office:value-type="string">
            <text:p>2020-11-14_19-06-21_000.jpg</text:p>
          </table:table-cell>
          <table:table-cell table:style-name="ce8" office:value-type="string">
            <text:p>:m music / log / jap.flute-bamboo / || s.1:oct-3:h-4 || s.2:score || s.3:タンギング || s.4:half-notes:h-1;h-2 || s.5:oct-3:h-1;h-2,R=1 \\\ :m music / log / jap.flute / || s.1:oct-2;oct-3</text:p>
          </table:table-cell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string" office:string-value=":m music / log / jap.flute-bamboo / || s.1:oct-3:h-4 || s.2:score || s.3:タンギング || s.4:half-notes:h-1;h-2 || s.5:oct-3:h-1;h-2,R=1 \\\ :m music / log / jap.flute / || s.1:oct-2;oct-3">
            <text:p>:m music / log / jap.flute-bamboo / || s.1:oct-3:h-4 || s.2:score || s.3:タンギング || s.4:half-notes:h-1;h-2 || s.5:oct-3:h-1;h-2,R=1 \\\ :m music / log / jap.flute / || s.1:oct-2;oct-3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4" office:value-type="string">
            <text:p>2020-11-14_21-05-58_000.jpg</text:p>
          </table:table-cell>
          <table:table-cell table:style-name="ce19" office:value-type="string">
            <text:p>:m 食べた物</text:p>
          </table:table-cell>
          <table:table-cell table:style-name="ce25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4" table:formula="of:=IF([.E39]=&quot;&quot;;[.C39];CONCATENATE([.C39];&quot; / &quot;;[.E39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4" office:value-type="string">
            <text:p>2020-11-15_01-33-07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4" table:formula="of:=IF([.E40]=&quot;&quot;;[.C40];CONCATENATE([.C40];&quot; / &quot;;[.E40]))" office:value-type="string" office:string-value=":m :PHOTO 寝た時刻 / 2020">
            <text:p>:m :PHOTO 寝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4" office:value-type="string">
            <text:p>2020-11-15_05-53-22_000.jpg</text:p>
          </table:table-cell>
          <table:table-cell table:style-name="ce19" office:value-type="string">
            <text:p>:m :PHOTO 起きた時刻 / 2020 / 二度寝する：炊飯のために起きた</text:p>
          </table:table-cell>
          <table:table-cell table:style-name="ce25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41]=&quot;&quot;;[.C41];CONCATENATE([.C41];&quot; / &quot;;[.E41]))" office:value-type="string" office:string-value=":m :PHOTO 起きた時刻 / 2020 / 二度寝する：炊飯のために起きた">
            <text:p>:m :PHOTO 起きた時刻 / 2020 / 二度寝する：炊飯のために起きた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4" office:value-type="string">
            <text:p>2020-11-15_09-42-38_000.jpg</text:p>
          </table:table-cell>
          <table:table-cell table:style-name="ce22" office:value-type="string">
            <text:p>:m :lets / action activity / やること / 音楽療法：自分へ施す</text:p>
          </table:table-cell>
          <table:table-cell table:style-name="ce4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4" table:formula="of:=IF([.E42]=&quot;&quot;;[.C42];CONCATENATE([.C42];&quot; / &quot;;[.E42]))" office:value-type="string" office:string-value=":m :lets / action activity / やること / 音楽療法：自分へ施す">
            <text:p>:m :lets / action activity / やること / 音楽療法：自分へ施す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1-13_18-47-22_000.mp4</text:p>
          </table:table-cell>
          <table:table-cell table:style-name="ce8" office:value-type="string">
            <text:p>:VIDEO / @自室 / 記録 / jap.flute / 演奏、play / f-2020-1113-1 / genr=demo:blow:oct-3:Bf;Df</text:p>
          </table:table-cell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string" office:string-value=":VIDEO / @自室 / 記録 / jap.flute / 演奏、play / f-2020-1113-1 / genr=demo:blow:oct-3:Bf;Df">
            <text:p>:VIDEO / @自室 / 記録 / jap.flute / 演奏、play / f-2020-1113-1 / genr=demo:blow:oct-3:Bf;Df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1-14_18-35-32_000.mp4</text:p>
          </table:table-cell>
          <table:table-cell table:style-name="ce8" office:value-type="string">
            <text:p>:VIDEO / @自室 / 記録 / jap.flute-bamboo / 演奏、play / b-2020-1114-1 / genr=tips:how-to-blow:oct-3:h-1</text:p>
          </table:table-cell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string" office:string-value=":VIDEO / @自室 / 記録 / jap.flute-bamboo / 演奏、play / b-2020-1114-1 / genr=tips:how-to-blow:oct-3:h-1">
            <text:p>:VIDEO / @自室 / 記録 / jap.flute-bamboo / 演奏、play / b-2020-1114-1 / genr=tips:how-to-blow:oct-3:h-1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14_18-48-58_000.mp4</text:p>
          </table:table-cell>
          <table:table-cell table:style-name="ce8" office:value-type="string">
            <text:p>:VIDEO / @自室 / 記録 / jap.flute / 演奏、play / b-2020-1114-2 / genr=tips+demo:how-to-blow:oct-3:h-1~h-3</text:p>
          </table:table-cell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string" office:string-value=":VIDEO / @自室 / 記録 / jap.flute / 演奏、play / b-2020-1114-2 / genr=tips+demo:how-to-blow:oct-3:h-1~h-3">
            <text:p>:VIDEO / @自室 / 記録 / jap.flute / 演奏、play / b-2020-1114-2 / genr=tips+demo:how-to-blow:oct-3:h-1~h-3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15_00-53-01_000.mp4</text:p>
          </table:table-cell>
          <table:table-cell table:style-name="ce8" office:value-type="string">
            <text:p>:VIDEO / @自室 / 記録 / recorder,rc / 演奏、play / r-2020-1115-1 / genr=f-N,key=Am</text:p>
          </table:table-cell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string" office:string-value=":VIDEO / @自室 / 記録 / recorder,rc / 演奏、play / r-2020-1115-1 / genr=f-N,key=Am">
            <text:p>:VIDEO / @自室 / 記録 / recorder,rc / 演奏、play / r-2020-1115-1 / genr=f-N,key=Am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5">2020/11/15</text:date>, <text:time>12:0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5T12:06:06.07</dc:date>
    <dc:creator>iwabuchi ken</dc:creator>
    <meta:editing-duration>P27DT23H3M44S</meta:editing-duration>
    <meta:editing-cycles>10452</meta:editing-cycles>
    <meta:document-statistic meta:table-count="1" meta:cell-count="547" meta:object-count="0"/>
  </office:meta>
</office:document-meta>
</file>